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3b775" officeooo:paragraph-rsid="0003b775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3b775" officeooo:paragraph-rsid="0003b775"/>
    </style:style>
    <style:style style:name="P3" style:family="paragraph" style:parent-style-name="Standard">
      <style:paragraph-properties fo:line-height="150%" fo:text-align="justify" style:justify-single-word="false" fo:orphans="0" fo:widows="0"/>
      <style:text-properties officeooo:paragraph-rsid="0003b775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03b775"/>
    </style:style>
    <style:style style:name="P5" style:family="paragraph" style:parent-style-name="Standard">
      <style:paragraph-properties fo:text-align="justify" style:justify-single-word="false"/>
      <style:text-properties officeooo:paragraph-rsid="0003b775"/>
    </style:style>
    <style:style style:name="P6" style:family="paragraph" style:parent-style-name="Standard">
      <style:paragraph-properties fo:text-align="justify" style:justify-single-word="false"/>
      <style:text-properties fo:font-weight="bold" officeooo:paragraph-rsid="0003b775" style:font-weight-asian="bold"/>
    </style:style>
    <style:style style:name="P7" style:family="paragraph" style:parent-style-name="Standard">
      <style:paragraph-properties fo:line-height="150%" fo:text-align="justify" style:justify-single-word="false"/>
      <style:text-properties fo:font-weight="bold" officeooo:paragraph-rsid="0003b775" style:font-weight-asian="bold"/>
    </style:style>
    <style:style style:name="P8" style:family="paragraph" style:parent-style-name="Standard">
      <style:paragraph-properties fo:line-height="150%" fo:text-align="justify" style:justify-single-word="false"/>
      <style:text-properties fo:font-weight="bold" officeooo:rsid="0003b775" officeooo:paragraph-rsid="0003b775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officeooo:paragraph-rsid="0003b775"/>
    </style:style>
    <style:style style:name="P10" style:family="paragraph" style:parent-style-name="Standard">
      <style:paragraph-properties fo:line-height="100%" fo:text-align="justify" style:justify-single-word="false"/>
      <style:text-properties fo:font-weight="normal" officeooo:rsid="0003b775" officeooo:paragraph-rsid="0003b775" style:font-weight-asian="normal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fo:font-weight="normal" officeooo:rsid="0003b775" officeooo:paragraph-rsid="0005251e" style:font-weight-asian="normal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fo:font-weight="normal" officeooo:rsid="0005251e" officeooo:paragraph-rsid="0005251e" style:font-weight-asian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officeooo:rsid="0005251e" officeooo:paragraph-rsid="0005251e"/>
    </style:style>
    <style:style style:name="P14" style:family="paragraph" style:parent-style-name="Standard">
      <style:paragraph-properties fo:line-height="100%" fo:text-align="justify" style:justify-single-word="false"/>
      <style:text-properties officeooo:rsid="0005251e" officeooo:paragraph-rsid="0005251e"/>
    </style:style>
    <style:style style:name="P15" style:family="paragraph" style:parent-style-name="Standard">
      <style:paragraph-properties fo:line-height="100%" fo:text-align="justify" style:justify-single-word="false"/>
      <style:text-properties officeooo:rsid="0006efa3" officeooo:paragraph-rsid="0006efa3"/>
    </style:style>
    <style:style style:name="P16" style:family="paragraph" style:parent-style-name="Plain_20_Text">
      <style:paragraph-properties fo:text-align="justify" style:justify-single-word="false"/>
      <style:text-properties style:font-name="Times New Roman" fo:font-size="12pt" officeooo:paragraph-rsid="0003b775" style:font-size-asian="12pt" style:font-name-complex="Times New Roman1" style:font-size-complex="12pt" style:font-weight-complex="bold"/>
    </style:style>
    <style:style style:name="P17" style:family="paragraph" style:parent-style-name="Default">
      <style:paragraph-properties fo:margin-left="1.349cm" fo:margin-right="0cm" fo:text-indent="0cm" style:auto-text-indent="false"/>
      <style:text-properties fo:color="#00000a" officeooo:paragraph-rsid="0003b775" style:font-name-asian="Times New Roman1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officeooo:paragraph-rsid="0003b775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paragraph-rsid="0003b775" style:font-size-asian="18pt" style:font-weight-asian="bold" style:font-size-complex="18pt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fo:font-weight="bold" officeooo:paragraph-rsid="0003b775" style:font-weight-asian="bold"/>
    </style:style>
    <style:style style:name="P21" style:family="paragraph" style:parent-style-name="Standard">
      <style:paragraph-properties fo:text-align="justify" style:justify-single-word="false"/>
      <style:text-properties fo:font-weight="bold" officeooo:paragraph-rsid="0003b775" style:font-weight-asian="bold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03b775" officeooo:paragraph-rsid="0005251e" style:font-size-asian="12pt" style:font-weight-asian="normal" style:font-name-complex="Times New Roman1" style:font-size-complex="12pt" style:font-weight-complex="normal"/>
    </style:style>
    <style:style style:name="P23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05251e" officeooo:paragraph-rsid="0005251e" style:font-size-asian="12pt" style:font-weight-asian="normal" style:font-name-complex="Times New Roman1" style:font-size-complex="12pt" style:font-weight-complex="normal"/>
    </style:style>
    <style:style style:name="P24" style:family="paragraph" style:parent-style-name="Standard">
      <style:paragraph-properties fo:line-height="100%" fo:text-align="justify" style:justify-single-word="false"/>
      <style:text-properties officeooo:rsid="0005251e" officeooo:paragraph-rsid="0005251e"/>
    </style:style>
    <style:style style:name="P25" style:family="paragraph" style:parent-style-name="Standard">
      <style:paragraph-properties fo:line-height="100%" fo:text-align="justify" style:justify-single-word="false"/>
      <style:text-properties officeooo:rsid="0006efa3" officeooo:paragraph-rsid="0006efa3"/>
    </style:style>
    <style:style style:name="P26" style:family="paragraph" style:parent-style-name="Standard">
      <style:paragraph-properties fo:line-height="100%" fo:text-align="justify" style:justify-single-word="false"/>
      <style:text-properties officeooo:rsid="0007a750" officeooo:paragraph-rsid="0007a750"/>
    </style:style>
    <style:style style:name="P27" style:family="paragraph" style:parent-style-name="Text_20_body">
      <style:paragraph-properties fo:line-height="115%" fo:text-align="justify" style:justify-single-word="false"/>
      <style:text-properties officeooo:rsid="0005251e" officeooo:paragraph-rsid="0005251e"/>
    </style:style>
    <style:style style:name="P28" style:family="paragraph" style:parent-style-name="Text_20_body">
      <style:paragraph-properties fo:line-height="115%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line-height="115%"/>
      <style:text-properties style:font-name="Liberation Serif" fo:font-size="12pt" fo:font-weight="normal" officeooo:rsid="0007a750" officeooo:paragraph-rsid="0007a750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line-height="115%"/>
      <style:text-properties officeooo:paragraph-rsid="0007a750"/>
    </style:style>
    <style:style style:name="P31" style:family="paragraph" style:parent-style-name="List_20_Paragraph" style:list-style-name="WWNum5">
      <style:paragraph-properties fo:line-height="150%" fo:text-align="justify" style:justify-single-word="false"/>
      <style:text-properties officeooo:paragraph-rsid="0003b775"/>
    </style:style>
    <style:style style:name="P32" style:family="paragraph" style:parent-style-name="List_20_Paragraph" style:list-style-name="WWNum5">
      <style:paragraph-properties fo:line-height="150%" fo:text-align="justify" style:justify-single-word="false"/>
      <style:text-properties fo:font-weight="bold" officeooo:paragraph-rsid="0003b775" style:font-weight-asian="bold"/>
    </style:style>
    <style:style style:name="P33" style:family="paragraph" style:parent-style-name="Default" style:list-style-name="WWNum6">
      <style:text-properties officeooo:paragraph-rsid="0003b775"/>
    </style:style>
    <style:style style:name="P34" style:family="paragraph" style:parent-style-name="Plain_20_Text">
      <style:paragraph-properties fo:text-align="justify" style:justify-single-word="false"/>
      <style:text-properties style:font-name="Times New Roman" fo:font-size="12pt" fo:font-weight="bold" officeooo:paragraph-rsid="0003b775" style:font-size-asian="12pt" style:font-weight-asian="bold" style:font-name-complex="Times New Roman1" style:font-size-complex="12pt"/>
    </style:style>
    <style:style style:name="P35" style:family="paragraph" style:parent-style-name="Preformatted_20_Text">
      <style:paragraph-properties fo:line-height="115%"/>
      <style:text-properties style:font-name="Liberation Serif" fo:font-size="12pt" style:font-size-asian="12pt" style:font-size-complex="12pt"/>
    </style:style>
    <style:style style:name="P36" style:family="paragraph" style:parent-style-name="Preformatted_20_Text">
      <style:paragraph-properties fo:line-height="115%"/>
    </style:style>
    <style:style style:name="P37" style:family="paragraph" style:parent-style-name="Preformatted_20_Text">
      <style:paragraph-properties fo:margin-top="0cm" fo:margin-bottom="0.499cm" loext:contextual-spacing="false" fo:line-height="115%"/>
      <style:text-properties style:font-name="Liberation Serif"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a" style:font-name-asian="Times New Roman1"/>
    </style:style>
    <style:style style:name="T6" style:family="text">
      <style:text-properties fo:color="#00000a" fo:font-weight="bold" style:font-name-asian="Times New Roman1" style:font-weight-asian="bold"/>
    </style:style>
    <style:style style:name="T7" style:family="text">
      <style:text-properties style:language-asian="zh" style:country-asian="CN" style:language-complex="hi" style:country-complex="IN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5251e"/>
    </style:style>
    <style:style style:name="T10" style:family="text">
      <style:text-properties officeooo:rsid="0006efa3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07311e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07a750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9">Assignment No : <text:s/>4</text:p>
      <text:p text:style-name="P3"/>
      <text:p text:style-name="P5"><text:span text:style-name="T2">Assignment Title: </text:span><text:s/>Write a C++ program to implement the concept of operator overloading and friend functions</text:p>
      <text:p text:style-name="P7">Objective:</text:p>
      <text:p text:style-name="P5">To study the concept of operator overloading and friend functions.</text:p>
      <text:p text:style-name="P6"/>
      <text:p text:style-name="P6">Problem Statement:</text:p>
      <text:list xml:id="list3585209158402191095" text:style-name="WWNum6">
        <text:list-item>
          <text:p text:style-name="P33"><text:span text:style-name="T5">Implement a class Complex which represents the Complex Number data type. Implement the following operations: 1. Constructor (including a default constructor which creates the complex number 0+0i). 2. Overloaded operator+ to add two complex numbers. 3.Overloaded operator- to subtract two complex numbers 4. Overloaded operator* to multiply two complex numbers. 5. Overloaded &lt;&lt; and &gt;&gt; to print and read Complex Numbers</text:span><text:span text:style-name="T6">.</text:span></text:p>
        </text:list-item>
      </text:list>
      <text:p text:style-name="P17"/>
      <text:p text:style-name="P7">Software/ Hardware requirements: </text:p>
      <text:list xml:id="list1679346078854998068" text:style-name="WWNum5">
        <text:list-item>
          <text:p text:style-name="P31"><text:span text:style-name="T2">64 –bit open source Linux (Ubuntu </text:span>12.04 64 bit)</text:p>
        </text:list-item>
        <text:list-item>
          <text:p text:style-name="P32">Open source C++ Programming tool ( Eclipse 3.7.2 IDE)</text:p>
        </text:list-item>
      </text:list>
      <text:p text:style-name="P7">Theory: <text:s/></text:p>
      <text:p text:style-name="P13">Theory same as quadratic except complex number code example</text:p>
      <text:p text:style-name="P27"><text:span text:style-name="T13">In C++, </text:span><text:span text:style-name="T12"><text:s/>a friend function that is a "friend" of a given class is allowed access to </text:span><text:span text:style-name="Source_20_Text"><text:span text:style-name="T12">private</text:span></text:span><text:span text:style-name="T12"> and </text:span><text:span text:style-name="Source_20_Text"><text:span text:style-name="T12">protected</text:span></text:span><text:span text:style-name="T12"> data in that class that it would not normally be able to as if the data was </text:span><text:span text:style-name="Source_20_Text"><text:span text:style-name="T12">public</text:span></text:span><text:span text:style-name="T12">. Normally, a function that is defined outside of a class cannot access such information. Declaring a function a friend of a class allows this, in languages where the concept is supported.</text:span></text:p>
      <text:p text:style-name="P28">A friend function is declared by the class that is granting access, explicitly stating what function from a class is allowed access. A similar concept is that of friend class.</text:p>
      <text:p text:style-name="P30"><text:span text:style-name="T14">E.g. -</text:span></text:p>
      <text:p text:style-name="P35">class Bar {</text:p>
      <text:p text:style-name="P35"><text:s text:c="2"/>private:</text:p>
      <text:p text:style-name="P35"><text:s text:c="6"/>int a;</text:p>
      <text:p text:style-name="P35"><text:s text:c="2"/>public:</text:p>
      <text:p text:style-name="P35"><text:s text:c="6"/>Bar(): a(0) {}</text:p>
      <text:p text:style-name="P35"><text:s text:c="6"/>void show(Bar&amp; x, Foo&amp; y);</text:p>
      <text:p text:style-name="P35"><text:s text:c="6"/>friend void show(Bar&amp; x, Foo&amp; y); // declaration of global friend</text:p>
      <text:p text:style-name="P35">};</text:p>
      <text:p text:style-name="P35"><text:s/></text:p>
      <text:p text:style-name="P35">class Foo {</text:p>
      <text:p text:style-name="P35"><text:s text:c="2"/>private:</text:p>
      <text:p text:style-name="P35"><text:s text:c="6"/>int b;</text:p>
      <text:p text:style-name="P35"><text:s text:c="2"/>public: </text:p>
      <text:p text:style-name="P35"><text:s text:c="6"/>Foo(): b(6) {}</text:p>
      <text:p text:style-name="P35"><text:s text:c="6"/>friend void show(Bar&amp; x, Foo&amp; y); // declaration of global friend</text:p>
      <text:p text:style-name="P35"><text:soft-page-break/><text:s text:c="6"/>friend void Bar::show(Bar&amp; x, Foo&amp; y); // declaration of friend from other class </text:p>
      <text:p text:style-name="P35">};</text:p>
      <text:p text:style-name="P35"><text:s/></text:p>
      <text:p text:style-name="P35">// Definition of a member function of Bar; this member is a friend of Foo</text:p>
      <text:p text:style-name="P35">void Bar::show(Bar&amp; x, Foo&amp; y) {</text:p>
      <text:p text:style-name="P35"><text:s text:c="2"/>cout &lt;&lt; "Show via function member of Bar" &lt;&lt; endl;</text:p>
      <text:p text:style-name="P35"><text:s text:c="2"/>cout &lt;&lt; "Bar::a = " &lt;&lt; x.a &lt;&lt; endl;</text:p>
      <text:p text:style-name="P35"><text:s text:c="2"/>cout &lt;&lt; "Foo::b = " &lt;&lt; y.b &lt;&lt; endl;</text:p>
      <text:p text:style-name="P35">}</text:p>
      <text:p text:style-name="P35"><text:s/></text:p>
      <text:p text:style-name="P35">// Friend for Bar and Foo, definition of global function</text:p>
      <text:p text:style-name="P35">void show(Bar&amp; x, Foo&amp; y) {</text:p>
      <text:p text:style-name="P35"><text:s text:c="2"/>cout &lt;&lt; "Show via global function" &lt;&lt; endl;</text:p>
      <text:p text:style-name="P35"><text:s text:c="2"/>cout &lt;&lt; "Bar::a = " &lt;&lt; x.a &lt;&lt; endl;</text:p>
      <text:p text:style-name="P35"><text:s text:c="2"/>cout &lt;&lt; "Foo::b = " &lt;&lt; y.b &lt;&lt; endl;</text:p>
      <text:p text:style-name="P35">}</text:p>
      <text:p text:style-name="P35"><text:s/></text:p>
      <text:p text:style-name="P35">int main() {</text:p>
      <text:p text:style-name="P35"><text:s text:c="3"/>Bar a;</text:p>
      <text:p text:style-name="P35"><text:s text:c="3"/>Foo b;</text:p>
      <text:p text:style-name="P35"><text:s/></text:p>
      <text:p text:style-name="P35"><text:s text:c="3"/>show(a,b);</text:p>
      <text:p text:style-name="P35"><text:s text:c="3"/>a.show(a,b);</text:p>
      <text:p text:style-name="P37">}</text:p>
      <text:p text:style-name="P29"/>
      <text:p text:style-name="P14"/>
      <text:p text:style-name="P14">+ operator overloading using member function</text:p>
      <text:p text:style-name="P14">Complex Complex::operator+(Complex cNo2)</text:p>
      <text:p text:style-name="P14">{<text:tab/></text:p>
      <text:p text:style-name="P14"><text:tab/>Complex temp;</text:p>
      <text:p text:style-name="P14"><text:tab/>temp.fReal = fReal + cNo2.fReal;</text:p>
      <text:p text:style-name="P14"><text:tab/>temp.fImaginary = fImaginary + cNo2.fImaginary;</text:p>
      <text:p text:style-name="P14"><text:tab/>return temp;</text:p>
      <text:p text:style-name="P14">}</text:p>
      <text:p text:style-name="P14">* operator overloading using member function</text:p>
      <text:p text:style-name="P14">Complex Complex::operator*(Complex cNo2)</text:p>
      <text:p text:style-name="P14">{</text:p>
      <text:p text:style-name="P14"><text:tab/>Complex ret;</text:p>
      <text:p text:style-name="P14"><text:tab/>ret.fReal = fReal*cNo2.fReal - fImaginary*cNo2.fImaginary;</text:p>
      <text:p text:style-name="P14"><text:tab/>ret.fImaginary = fReal*cNo2.fImaginary + fImaginary*cNo2.fReal;</text:p>
      <text:p text:style-name="P14"><text:tab/>return ret;</text:p>
      <text:p text:style-name="P14">}</text:p>
      <text:p text:style-name="P14">&lt;&lt; <text:s/><text:span text:style-name="T10">and &gt;&gt; </text:span>operator is overloaded using friend function</text:p>
      <text:p text:style-name="P15">It is written in the class as follows:-</text:p>
      <text:p text:style-name="P15"/>
      <text:p text:style-name="P26">class Quadratic {</text:p>
      <text:p text:style-name="P26"><text:s text:c="2"/>public:</text:p>
      <text:p text:style-name="P26"><text:soft-page-break/><text:s text:c="4"/>friend istream&amp;operator&gt;&gt;(istream&amp;, Quadratic &amp;);</text:p>
      <text:p text:style-name="P26"><text:s text:c="4"/>friend ostream&amp;operator&lt;&lt;(ostream&amp; , Quadratic &amp;);</text:p>
      <text:p text:style-name="P26">};</text:p>
      <text:p text:style-name="P15"/>
      <text:p text:style-name="P14">ostream&amp; operator&lt;&lt;(ostream&amp; out, Complex &amp;ret)</text:p>
      <text:p text:style-name="P14">{</text:p>
      <text:p text:style-name="P14"><text:tab/>out&lt;&lt; ret.fReal;</text:p>
      <text:p text:style-name="P14"><text:tab/>cout&lt;&lt;" + ";</text:p>
      <text:p text:style-name="P14"><text:tab/>out&lt;&lt; ret.fImaginary;</text:p>
      <text:p text:style-name="P14"><text:tab/>cout&lt;&lt;'i';</text:p>
      <text:p text:style-name="P14"><text:tab/>return out;</text:p>
      <text:p text:style-name="P14">}</text:p>
      <text:p text:style-name="P14">Similarly &gt;&gt; is defined as</text:p>
      <text:p text:style-name="P14">istream&amp; operator&gt;&gt;(istream&amp; instr, Complex &amp;ret)</text:p>
      <text:p text:style-name="P14">{</text:p>
      <text:p text:style-name="P14"><text:tab/>cout&lt;&lt;"Enter real part: ";</text:p>
      <text:p text:style-name="P14"><text:tab/>instr&gt;&gt; ret.fReal;</text:p>
      <text:p text:style-name="P14"><text:tab/>cout&lt;&lt;"Enter imaginary part: ";<text:tab/></text:p>
      <text:p text:style-name="P14"><text:tab/>instr&gt;&gt; ret.fImaginary;</text:p>
      <text:p text:style-name="P14"><text:tab/>cout&lt;&lt;ret&lt;&lt;endl;</text:p>
      <text:p text:style-name="P14"><text:tab/>return instr;</text:p>
      <text:p text:style-name="P14">}</text:p>
      <text:p text:style-name="P14"/>
      <text:p text:style-name="P7">Algorithm:</text:p>
      <text:p text:style-name="P2"><text:span text:style-name="T2">Step 1: </text:span><text:span text:style-name="T8">Enter 2 complex numbers</text:span></text:p>
      <text:p text:style-name="P2"><text:span text:style-name="T3">Step 2: </text:span><text:span text:style-name="T8">Display options “1. Add complex numbers, 2. Subtract complex numbers, 3. Multiply complex numbers”</text:span></text:p>
      <text:p text:style-name="P2"><text:span text:style-name="T3">Step 3: </text:span><text:span text:style-name="T8">Check for input. If input ‘1’ goto step 4. if input ’2’ goto step 5. if input ’3’ goto step 6.</text:span></text:p>
      <text:p text:style-name="P2"><text:span text:style-name="T3">Step 4: </text:span><text:span text:style-name="T8">Print sum of both complex numbers. Goto step 7</text:span></text:p>
      <text:p text:style-name="P2"><text:span text:style-name="T3">Step 5: </text:span><text:span text:style-name="T8">Print difference of both complex numbers. Goto step 7</text:span></text:p>
      <text:p text:style-name="P8">Step 6: <text:span text:style-name="T8">Print product of both complex numbers. Goto step 7</text:span></text:p>
      <text:p text:style-name="P8">Step 7:<text:span text:style-name="T8"> End</text:span></text:p>
      <text:p text:style-name="P7">Input: <text:s/></text:p>
      <text:p text:style-name="P10">Enter a complex number: </text:p>
      <text:p text:style-name="P10">Enter real part: 1</text:p>
      <text:p text:style-name="P10">Enter imaginary part: 2</text:p>
      <text:p text:style-name="P10">1 + 2i</text:p>
      <text:p text:style-name="P10">Enter another number: </text:p>
      <text:p text:style-name="P10">Enter real part: -1</text:p>
      <text:p text:style-name="P10">Enter imaginary part: 2</text:p>
      <text:p text:style-name="P10">-1 + 2i</text:p>
      <text:p text:style-name="P10"/>
      <text:p text:style-name="P10"/>
      <text:p text:style-name="P34">Output: </text:p>
      <text:p text:style-name="P11"/>
      <text:p text:style-name="P11">1. Add <text:span text:style-name="T9">the</text:span> complex number<text:span text:style-name="T9">s</text:span></text:p>
      <text:p text:style-name="P12">2. Subrtact the numbers</text:p>
      <text:p text:style-name="P11"><text:soft-page-break/><text:span text:style-name="T9">3</text:span>. Multiply <text:span text:style-name="T9">the</text:span> complex number<text:span text:style-name="T9">s</text:span></text:p>
      <text:p text:style-name="P11">Sum is: 0 + 4i</text:p>
      <text:p text:style-name="P11">Do you want to continue ?(y)</text:p>
      <text:p text:style-name="P11">y</text:p>
      <text:p text:style-name="P11"/>
      <text:p text:style-name="P11">1. Add <text:span text:style-name="T9">the</text:span> complex number<text:span text:style-name="T9">s</text:span></text:p>
      <text:p text:style-name="P12">2. Subrtact the numbers</text:p>
      <text:p text:style-name="P11"><text:span text:style-name="T9">3</text:span>. Multiply <text:span text:style-name="T9">the</text:span> complex number<text:span text:style-name="T9">s</text:span></text:p>
      <text:p text:style-name="P12">3</text:p>
      <text:p text:style-name="P11">Product is: -5 + 0i</text:p>
      <text:p text:style-name="P22">Do you want to continue ?(y)</text:p>
      <text:p text:style-name="P23">n</text:p>
      <text:p text:style-name="P16"/>
      <text:p text:style-name="P7">Conclusion: </text:p>
      <text:p text:style-name="P4"><text:span text:style-name="T7">Hence in this way we have </text:span>implemented the complex number and studied the concepts of operator overloading and friend functions.</text:p>
      <text:p text:style-name="P9"/>
      <text:p text:style-name="P4"/>
      <text:p text:style-name="P7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4pt" fo:font-weight="bold" style:font-size-asian="14pt" style:font-weight-asian="bol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22:08:35.301507738</meta:creation-date>
    <dc:date>2016-08-10T20:57:47.091231553</dc:date>
    <meta:editing-duration>PT23M19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4" meta:paragraph-count="127" meta:word-count="706" meta:character-count="4266" meta:non-whitespace-character-count="3554"/>
  </office:meta>
</office:document-meta>
</file>